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8ec" officeooo:paragraph-rsid="001478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54@sys54-OptiPlex-3020:~$ touch data.txt</text:p>
      <text:p text:style-name="P1">sys54@sys54-OptiPlex-3020:~$ nano data.txt</text:p>
      <text:p text:style-name="P1">sys54@sys54-OptiPlex-3020:~$ echo "git exploring" &gt;data.txt</text:p>
      <text:p text:style-name="P1">sys54@sys54-OptiPlex-3020:~$ cat data.txt</text:p>
      <text:p text:style-name="P1">git exploring</text:p>
      <text:p text:style-name="P1">sys54@sys54-OptiPlex-3020:~$ echo "github account creation" &gt;&gt;data.txt</text:p>
      <text:p text:style-name="P1">sys54@sys54-OptiPlex-3020:~$ cat data.txt</text:p>
      <text:p text:style-name="P1">git exploring</text:p>
      <text:p text:style-name="P1">github account creation</text:p>
      <text:p text:style-name="P1">sys54@sys54-OptiPlex-3020:~$ git status</text:p>
      <text:p text:style-name="P1">fatal: Not a git repository (or any of the parent directories): .git</text:p>
      <text:p text:style-name="P1">sys54@sys54-OptiPlex-3020:~$ cd problemingsolvingandprogramming</text:p>
      <text:p text:style-name="P1">bash: cd: problemingsolvingandprogramming: No such file or directory</text:p>
      <text:p text:style-name="P1">sys54@sys54-OptiPlex-3020:~$ cd problemslovingandprogramming</text:p>
      <text:p text:style-name="P1">sys54@sys54-OptiPlex-3020:~/problemslovingandprogramming$ cd git</text:p>
      <text:p text:style-name="P1">sys54@sys54-OptiPlex-3020:~/problemslovingandprogramming/git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tab/>new file: <text:s text:c="2"/>file1.tx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file.txt</text:p>
      <text:p text:style-name="P1"/>
      <text:p text:style-name="P1">sys54@sys54-OptiPlex-3020:~/problemslovingandprogramming/git$ git add data.txt</text:p>
      <text:p text:style-name="P1">fatal: pathspec 'data.txt' did not match any files</text:p>
      <text:p text:style-name="P1">sys54@sys54-OptiPlex-3020:~/problemslovingandprogramming/git$ cd problemingsolvingandprogramming</text:p>
      <text:p text:style-name="P1">bash: cd: problemingsolvingandprogramming: No such file or directory</text:p>
      <text:p text:style-name="P1">sys54@sys54-OptiPlex-3020:~/problemslovingandprogramming/git$ echo "git exploring&gt; data.txt</text:p>
      <text:p text:style-name="P1">&gt; ^C</text:p>
      <text:p text:style-name="P1">sys54@sys54-OptiPlex-3020:~/problemslovingandprogramming/git$ echo "git exploring" &gt;data.txt</text:p>
      <text:p text:style-name="P1">sys54@sys54-OptiPlex-3020:~/problemslovingandprogramming/git$ cat data.txt</text:p>
      <text:p text:style-name="P1">git exploring</text:p>
      <text:p text:style-name="P1">sys54@sys54-OptiPlex-3020:~/problemslovingandprogramming/git$ echo "github creation" &gt;data.txt</text:p>
      <text:p text:style-name="P1">sys54@sys54-OptiPlex-3020:~/problemslovingandprogramming/git$ mkdir gtam-phython</text:p>
      <text:p text:style-name="P1">sys54@sys54-OptiPlex-3020:~/problemslovingandprogramming/git$ ls</text:p>
      <text:p text:style-name="P1">data.txt <text:s/>file1.txt <text:s/>file.txt <text:s/>gtam-phython</text:p>
      <text:p text:style-name="P1">sys54@sys54-OptiPlex-3020:~/problemslovingandprogramming/git$ mkdir gitam-phython</text:p>
      <text:p text:style-name="P1">sys54@sys54-OptiPlex-3020:~/problemslovingandprogramming/git$ ls</text:p>
      <text:p text:style-name="P1">data.txt <text:s/>file1.txt <text:s/>file.txt <text:s/>gitam-phython <text:s/>gtam-phython</text:p>
      <text:p text:style-name="P1">sys54@sys54-OptiPlex-3020:~/problemslovingandprogramming/git$ git remote add gitam-phython https://github.com/bhavanikiran73/gitam-phython</text:p>
      <text:p text:style-name="P1">sys54@sys54-OptiPlex-3020:~/problemslovingandprogramming/git$ git remote show</text:p>
      <text:p text:style-name="P1">gitam-phython</text:p>
      <text:p text:style-name="P1"><text:soft-page-break/>sys54@sys54-OptiPlex-3020:~/problemslovingandprogramming/git$ git remote -v</text:p>
      <text:p text:style-name="P1">gitam-phython<text:tab/>https://github.com/bhavanikiran73/gitam-phython (fetch)</text:p>
      <text:p text:style-name="P1">gitam-phython<text:tab/>https://github.com/bhavanikiran73/gitam-phython (push)</text:p>
      <text:p text:style-name="P1">sys54@sys54-OptiPlex-3020:~/problemslovingandprogramming/git$ git pull gitam-phython master --</text:p>
      <text:p text:style-name="P1">fatal: Couldn't find remote ref master</text:p>
      <text:p text:style-name="P1">sys54@sys54-OptiPlex-3020:~/problemslovingandprogramming/git$ git pull gitam-phython <text:s text:c="74"/>^C</text:p>
      <text:p text:style-name="P1">sys54@sys54-OptiPlex-3020:~/problemslovingandprogramming/gi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21:20.950391373</meta:creation-date>
    <dc:date>2019-07-05T10:22:16.878229446</dc:date>
    <meta:editing-duration>PT57S</meta:editing-duration>
    <meta:editing-cycles>1</meta:editing-cycles>
    <meta:document-statistic meta:table-count="0" meta:image-count="0" meta:object-count="0" meta:page-count="2" meta:paragraph-count="50" meta:word-count="202" meta:character-count="2835" meta:non-whitespace-character-count="2594"/>
    <meta:generator>LibreOffice/5.1.6.2$Linux_X86_64 LibreOffice_project/10m0$Build-2</meta:generator>
  </office:meta>
</office:document-meta>
</file>